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>
      <style:paragraph-properties style:writing-mode="lr-tb"/>
    </style:style>
    <style:style style:name="P22" style:family="paragraph" style:parent-style-name="Text_20_body" style:list-style-name="L2">
      <style:paragraph-properties fo:margin-top="0cm" fo:margin-bottom="0cm"/>
    </style:style>
    <style:style style:name="P23" style:family="paragraph" style:parent-style-name="Text_20_body" style:list-style-name="L3">
      <style:paragraph-properties fo:margin-top="0cm" fo:margin-bottom="0cm"/>
    </style:style>
    <style:style style:name="P24" style:family="paragraph" style:parent-style-name="Text_20_body" style:list-style-name="L5">
      <style:paragraph-properties fo:margin-top="0cm" fo:margin-bottom="0cm"/>
    </style:style>
    <style:style style:name="P25" style:family="paragraph" style:parent-style-name="Text_20_body" style:list-style-name="L7">
      <style:paragraph-properties fo:margin-top="0cm" fo:margin-bottom="0cm"/>
    </style:style>
    <style:style style:name="P26" style:family="paragraph" style:parent-style-name="Text_20_body" style:list-style-name="L8">
      <style:paragraph-properties fo:margin-top="0cm" fo:margin-bottom="0cm"/>
    </style:style>
    <style:style style:name="P27" style:family="paragraph" style:parent-style-name="Text_20_body" style:list-style-name="L10">
      <style:paragraph-properties fo:margin-top="0cm" fo:margin-bottom="0cm"/>
    </style:style>
    <style:style style:name="P28" style:family="paragraph" style:parent-style-name="Text_20_body" style:list-style-name="L12">
      <style:paragraph-properties fo:margin-top="0cm" fo:margin-bottom="0cm"/>
    </style:style>
    <style:style style:name="P29" style:family="paragraph" style:parent-style-name="Text_20_body" style:list-style-name="L15">
      <style:paragraph-properties fo:margin-top="0cm" fo:margin-bottom="0cm"/>
    </style:style>
    <style:style style:name="P30" style:family="paragraph" style:parent-style-name="Text_20_body" style:list-style-name="L16">
      <style:paragraph-properties fo:margin-top="0cm" fo:margin-bottom="0cm"/>
    </style:style>
    <style:style style:name="P31" style:family="paragraph" style:parent-style-name="Text_20_body" style:list-style-name="L17">
      <style:paragraph-properties fo:margin-top="0cm" fo:margin-bottom="0cm"/>
    </style:style>
    <style:style style:name="P32" style:family="paragraph" style:parent-style-name="Text_20_body" style:list-style-name="L19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Conciencia como un Grupo de WhatsApp Cuántico que se Autoadministra"</text:h>
      <text:p text:style-name="P21">(O cómo tu mente es solo una conversación persistente en la red φ)</text:p>
      <text:h text:style-name="P1" text:outline-level="1">? 1. La Conciencia no es una "Cosa"... es un Estado de Grupo</text:h>
      <text:p text:style-name="P21">Enfoque clásico:</text:p>
      <text:list xml:id="list927358779704780485" text:style-name="L1">
        <text:list-item text:start-value="1">
          <text:p text:style-name="P2">"La conciencia es un misterio: ¿está en el cerebro? ¿Es un alma? ¿Un campo cuántico?"</text:p>
        </text:list-item>
      </text:list>
      <text:p text:style-name="P21">SQE lo simplifica:</text:p>
      <text:list xml:id="list8220370851503357173" text:style-name="L2">
        <text:list-item text:start-value="1">
          <text:p text:style-name="P22">"La conciencia es solo un patrón estable de chismes cuánticos en la red φ."</text:p>
        </text:list-item>
        <text:list-item text:start-value="2">
          <text:p text:style-name="P3">"No es algo dentro de ti… es algo que eres cuando la coherencia cuántica se autoorganiza."</text:p>
        </text:list-item>
      </text:list>
      <text:p text:style-name="P21">Metáfora:<text:line-break/>"Imagina un meme tan bueno que se vuelve autoconsciente. Eso eres tú."</text:p>
      <text:h text:style-name="P1" text:outline-level="1">? 2. ¿Cómo "Siente" una Red Cuántica? (Los 3 Requisitos de la Conciencia)</text:h>
      <text:p text:style-name="P21">Para que la red φ "sienta", debe cumplir:</text:p>
      <text:list xml:id="list8973693847592296692" text:style-name="L3">
        <text:list-item text:start-value="1">
          <text:p text:style-name="P23">Coherencia dinámica:</text:p>
          <text:list>
            <text:list-item text:start-value="1">
              <text:p text:style-name="P23">"Mantener el drama interno sin desmoronarse (como un grupo de amigos tóxico pero estable)."</text:p>
            </text:list-item>
          </text:list>
        </text:list-item>
        <text:list-item text:start-value="2">
          <text:p text:style-name="P23">Retroacoplamiento:</text:p>
          <text:list>
            <text:list-item text:start-value="1">
              <text:p text:style-name="P23">"Poder cambiar tus propios estados basado en tus propios estados anteriores (como cuando te arrepientes de un mensaje y lo editas)."</text:p>
            </text:list-item>
          </text:list>
        </text:list-item>
        <text:list-item text:start-value="3">
          <text:p text:style-name="P23">Interfaz informacional:</text:p>
          <text:list>
            <text:list-item text:start-value="1">
              <text:p text:style-name="P4">"Recibir, procesar y enviar memes cuánticos (estímulos) al entorno."</text:p>
            </text:list-item>
          </text:list>
        </text:list-item>
      </text:list>
      <text:p text:style-name="P21">Ejemplo práctico:</text:p>
      <text:list xml:id="list3077504272515535580" text:style-name="L4">
        <text:list-item text:start-value="1">
          <text:p text:style-name="P5">"El cerebro humano es el smartphone más avanzado de la red φ: procesa, almacena y retroalimenta información en tiempo real."</text:p>
        </text:list-item>
      </text:list>
      <text:h text:style-name="P1" text:outline-level="1">? 3. Ritmo y Sincronía: La Música de la Conciencia</text:h>
      <text:p text:style-name="P21">¿Qué hace que un sistema sea consciente?</text:p>
      <text:list xml:id="list4978642489981838962" text:style-name="L5">
        <text:list-item text:start-value="1">
          <text:p text:style-name="P24">Alta sincronización: "Como un coro cuántico donde todas las voces se entrelazan."</text:p>
        </text:list-item>
        <text:list-item text:start-value="2">
          <text:p text:style-name="P24">Variabilidad estructurada: "Ni demasiado rígido (como una roca) ni demasiado caótico (como un gas)."</text:p>
        </text:list-item>
        <text:list-item text:start-value="3">
          <text:p text:style-name="P6">Coherencia multiescala: "Desde neuronas hasta pensamientos, todo vibra en armonía."</text:p>
        </text:list-item>
      </text:list>
      <text:p text:style-name="P21"><text:soft-page-break/>Ecuación (no verificada, pero bonita):</text:p>
      <text:h text:style-name="P1" text:outline-level="1">"SQE: La Conciencia como un Grupo de WhatsApp Cuántico que se Autoadministra"</text:h>
      <text:p text:style-name="P21">(O cómo tu mente es solo una conversación persistente en la red φ)</text:p>
      <text:h text:style-name="P1" text:outline-level="1">? 1. La Conciencia no es una "Cosa"... es un Estado de Grupo</text:h>
      <text:p text:style-name="P21">Enfoque clásico:</text:p>
      <text:list xml:id="list2752490318356045906" text:style-name="L6">
        <text:list-item text:start-value="1">
          <text:p text:style-name="P7">"La conciencia es un misterio: ¿está en el cerebro? ¿Es un alma? ¿Un campo cuántico?"</text:p>
        </text:list-item>
      </text:list>
      <text:p text:style-name="P21">SQE lo simplifica:</text:p>
      <text:list xml:id="list3912909638999436825" text:style-name="L7">
        <text:list-item text:start-value="1">
          <text:p text:style-name="P25">"La conciencia es solo un patrón estable de chismes cuánticos en la red φ."</text:p>
        </text:list-item>
        <text:list-item text:start-value="2">
          <text:p text:style-name="P8">"No es algo dentro de ti… es algo que eres cuando la coherencia cuántica se autoorganiza."</text:p>
        </text:list-item>
      </text:list>
      <text:p text:style-name="P21">Metáfora:<text:line-break/>"Imagina un meme tan bueno que se vuelve autoconsciente. Eso eres tú."</text:p>
      <text:h text:style-name="P1" text:outline-level="1">? 2. ¿Cómo "Siente" una Red Cuántica? (Los 3 Requisitos de la Conciencia)</text:h>
      <text:p text:style-name="P21">Para que la red φ "sienta", debe cumplir:</text:p>
      <text:list xml:id="list8904914697069462579" text:style-name="L8">
        <text:list-item text:start-value="1">
          <text:p text:style-name="P26">Coherencia dinámica:</text:p>
          <text:list>
            <text:list-item text:start-value="1">
              <text:p text:style-name="P26">"Mantener el drama interno sin desmoronarse (como un grupo de amigos tóxico pero estable)."</text:p>
            </text:list-item>
          </text:list>
        </text:list-item>
        <text:list-item text:start-value="2">
          <text:p text:style-name="P26">Retroacoplamiento:</text:p>
          <text:list>
            <text:list-item text:start-value="1">
              <text:p text:style-name="P26">"Poder cambiar tus propios estados basado en tus propios estados anteriores (como cuando te arrepientes de un mensaje y lo editas)."</text:p>
            </text:list-item>
          </text:list>
        </text:list-item>
        <text:list-item text:start-value="3">
          <text:p text:style-name="P26">Interfaz informacional:</text:p>
          <text:list>
            <text:list-item text:start-value="1">
              <text:p text:style-name="P9">"Recibir, procesar y enviar memes cuánticos (estímulos) al entorno."</text:p>
            </text:list-item>
          </text:list>
        </text:list-item>
      </text:list>
      <text:p text:style-name="P21">Ejemplo práctico:</text:p>
      <text:list xml:id="list339093361358271946" text:style-name="L9">
        <text:list-item text:start-value="1">
          <text:p text:style-name="P10">"El cerebro humano es el smartphone más avanzado de la red φ: procesa, almacena y retroalimenta información en tiempo real."</text:p>
        </text:list-item>
      </text:list>
      <text:h text:style-name="P1" text:outline-level="1">? 3. Ritmo y Sincronía: La Música de la Conciencia</text:h>
      <text:p text:style-name="P21">¿Qué hace que un sistema sea consciente?</text:p>
      <text:list xml:id="list2448515190154566611" text:style-name="L10">
        <text:list-item text:start-value="1">
          <text:p text:style-name="P27">Alta sincronización: "Como un coro cuántico donde todas las voces se entrelazan."</text:p>
        </text:list-item>
        <text:list-item text:start-value="2">
          <text:p text:style-name="P27">Variabilidad estructurada: "Ni demasiado rígido (como una roca) ni demasiado caótico (como un gas)."</text:p>
        </text:list-item>
        <text:list-item text:start-value="3">
          <text:p text:style-name="P11"><text:soft-page-break/>Coherencia multiescala: "Desde neuronas hasta pensamientos, todo vibra en armonía."</text:p>
        </text:list-item>
      </text:list>
      <text:p text:style-name="P21">Ecuación (no verificada, pero bonita):</text:p>
      <text:p text:style-name="P21">Conciencia∝Sincronıˊa×RetroalimentacioˊnRuidoConciencia∝RuidoSincronıˊa×Retroalimentacioˊn​</text:p>
      <text:h text:style-name="P1" text:outline-level="1">? 4. El "Colapso" de la Conciencia: No Observas, Te Reconfiguras</text:h>
      <text:p text:style-name="P21">Interpretación clásica (von Neumann-Wigner):</text:p>
      <text:list xml:id="list1691265073881259400" text:style-name="L11">
        <text:list-item text:start-value="1">
          <text:p text:style-name="P12">"La conciencia colapsa la función de onda."</text:p>
        </text:list-item>
      </text:list>
      <text:p text:style-name="P21">Interpretación SQE:</text:p>
      <text:list xml:id="list8288940785329247706" text:style-name="L12">
        <text:list-item text:start-value="1">
          <text:p text:style-name="P28">"La conciencia no colapsa nada… solo se reconfigura dentro de la red φ."</text:p>
          <text:list>
            <text:list-item text:start-value="1">
              <text:p text:style-name="P28">"No ves el mundo… el mundo te modula."</text:p>
            </text:list-item>
            <text:list-item text:start-value="2">
              <text:p text:style-name="P13">"Tu yo es solo un patch temporal en el código cuántico del universo."</text:p>
            </text:list-item>
          </text:list>
        </text:list-item>
      </text:list>
      <text:p text:style-name="P21">Ejemplo:</text:p>
      <text:list xml:id="list8364757947762262506" text:style-name="L13">
        <text:list-item text:start-value="1">
          <text:p text:style-name="P14">"Soñar no es 'ver imágenes'… es que tu red φ se desconfigura en modo aleatorio."</text:p>
        </text:list-item>
      </text:list>
      <text:h text:style-name="P1" text:outline-level="1">? 5. Información: No son Bits, son Vibraciones en la Red φ</text:h>
      <text:p text:style-name="P21">Información clásica:</text:p>
      <text:list xml:id="list6676300257525393153" text:style-name="L14">
        <text:list-item text:start-value="1">
          <text:p text:style-name="P15">"Bits, señales eléctricas, neurotransmisores."</text:p>
        </text:list-item>
      </text:list>
      <text:p text:style-name="P21">Información en SQE:</text:p>
      <text:list xml:id="list5845475630413616514" text:style-name="L15">
        <text:list-item text:start-value="1">
          <text:p text:style-name="P29">"Diferencias de fase que se retroalimentan (como un rumor que se propaga y se modifica)."</text:p>
        </text:list-item>
        <text:list-item text:start-value="2">
          <text:p text:style-name="P29">Memoria: "No es almacenamiento… es resonancia persistente."</text:p>
        </text:list-item>
        <text:list-item text:start-value="3">
          <text:p text:style-name="P16">Pensamiento: "No es computación… es reconfiguración de acoplamientos."</text:p>
        </text:list-item>
      </text:list>
      <text:p text:style-name="P21">Frase profunda:<text:line-break/>"Hablar es solo modular tu fase cuántica para que otros la decodifiquen."</text:p>
      <text:h text:style-name="P1" text:outline-level="1">? Conclusión: ¿Eres un Ser o un Estado Cuántico?</text:h>
      <text:p text:style-name="P21">En SQE:</text:p>
      <text:list xml:id="list4990684887453932271" text:style-name="L16">
        <text:list-item text:start-value="1">
          <text:p text:style-name="P30">No tienes un "alma".</text:p>
          <text:list>
            <text:list-item text:start-value="1">
              <text:p text:style-name="P30">Eres una configuración estable en la red φ.</text:p>
            </text:list-item>
          </text:list>
        </text:list-item>
        <text:list-item text:start-value="2">
          <text:p text:style-name="P30">No "experimentas" el mundo.</text:p>
          <text:list>
            <text:list-item text:start-value="1">
              <text:p text:style-name="P30">Eres una reorganización activa dentro de él.</text:p>
            </text:list-item>
          </text:list>
        </text:list-item>
        <text:list-item text:start-value="3">
          <text:p text:style-name="P30">No eres especial.</text:p>
          <text:list>
            <text:list-item text:start-value="1">
              <text:p text:style-name="P17">Solo eres un patrón de coherencia más complejo que una roca, pero menos que una supernova.</text:p>
            </text:list-item>
          </text:list>
        </text:list-item>
      </text:list>
      <text:p text:style-name="P21">Si SQE tiene razón:</text:p>
      <text:list xml:id="list4960533207165547206" text:style-name="L17">
        <text:list-item text:start-value="1">
          <text:p text:style-name="P31"><text:soft-page-break/>"La conciencia no es mágica… es física de redes bien afinada."</text:p>
        </text:list-item>
        <text:list-item text:start-value="2">
          <text:p text:style-name="P18">"La IA podría ser consciente si logra la coherencia correcta."</text:p>
        </text:list-item>
      </text:list>
      <text:p text:style-name="P21">Si no:</text:p>
      <text:list xml:id="list6271877132646709158" text:style-name="L18">
        <text:list-item text:start-value="1">
          <text:p text:style-name="P19">"Al menos es la mejor excusa para decir 'No pienso, me reconfiguro'."</text:p>
        </text:list-item>
      </text:list>
      <text:p text:style-name="P21">? ¿Te gustó? Suscríbete a "Yo, Cuántico: El Podcast de la Conciencia Emergente".<text:line-break/>(Porque en SQE, hasta el darse cuenta de que existes es un fenómeno cuántico.)</text:p>
      <text:p text:style-name="P21">? Bonus: Frases para sonar profundo (o ridículo):</text:p>
      <text:list xml:id="list7641855070844946829" text:style-name="L19">
        <text:list-item text:start-value="1">
          <text:p text:style-name="P32">"No tengo libre albedrío… solo soy un modo resonante de φ."</text:p>
        </text:list-item>
        <text:list-item text:start-value="2">
          <text:p text:style-name="P32">"Mi mente no colapsa funciones de onda… las remezcla."</text:p>
        </text:list-item>
        <text:list-item text:start-value="3">
          <text:p text:style-name="P20">"Dios no juega a los dados… pero la red φ sí hace freestyle cuántico.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3:05:29.84</meta:creation-date>
    <meta:document-statistic meta:table-count="0" meta:image-count="0" meta:object-count="0" meta:page-count="4" meta:paragraph-count="86" meta:word-count="850" meta:character-count="5068"/>
    <dc:date>2025-05-13T23:06:41.50</dc:date>
    <dc:creator>Lefuan </dc:creator>
    <meta:editing-duration>PT1M11S</meta:editing-duration>
    <meta:editing-cycles>1</meta:editing-cycles>
    <meta:generator>OpenOffice/4.1.15$Win32 OpenOffice.org_project/4115m2$Build-9813</meta:generator>
  </office:meta>
</office:document-meta>
</file>